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ndale Sans UI1" svg:font-family="'Andale Sans UI'"/>
    <style:font-face style:name="OpenSymbol" svg:font-family="OpenSymbol"/>
    <style:font-face style:name="Andale Sans UI" svg:font-family="'Andale Sans UI'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249cm" style:rel-column-width="16368*"/>
    </style:style>
    <style:style style:name="Table1.C" style:family="table-column">
      <style:table-column-properties style:column-width="4.016cm" style:rel-column-width="15471*"/>
    </style:style>
    <style:style style:name="Table1.D" style:family="table-column">
      <style:table-column-properties style:column-width="4.498cm" style:rel-column-width="1732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>
        <style:tab-stops>
          <style:tab-stop style:position="7.329cm"/>
          <style:tab-stop style:position="13.07cm"/>
        </style:tab-stops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Utopia" fo:font-size="20pt" style:font-size-asian="20pt" style:font-size-complex="2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language="de" fo:country="DE"/>
    </style:style>
    <style:style style:name="P8" style:family="paragraph" style:parent-style-name="Standard">
      <style:text-properties style:font-name="Times New Roman" fo:font-size="20pt" style:font-size-asian="20pt" style:font-size-complex="20pt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paragraph-properties fo:text-align="end" style:justify-single-word="false"/>
      <style:text-properties style:font-name="Arial"/>
    </style:style>
    <style:style style:name="P12" style:family="paragraph" style:parent-style-name="Table_20_Contents">
      <style:text-properties style:font-name="Arial" fo:language="de" fo:country="DE"/>
    </style:style>
    <style:style style:name="P13" style:family="paragraph" style:parent-style-name="Table_20_Contents">
      <style:paragraph-properties fo:text-align="end" style:justify-single-word="false"/>
      <style:text-properties style:font-name="Arial" fo:language="de" fo:country="DE"/>
    </style:style>
    <style:style style:name="P14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Table_20_Contents">
      <style:text-properties style:font-name="Arial"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SOPRADO GMBH</text:p>
      <text:p text:style-name="P3"/>
      <text:p text:style-name="P3"/>
      <text:p text:style-name="P3"/>
      <text:p text:style-name="P3"/>
      <text:p text:style-name="P4">Soprado GmbH - Bavariafilmplatz 7 - 82031 Grünwald</text:p>
      <text:p text:style-name="P3"/>
      <text:p text:style-name="P7">%ANSCHRIFT-ZEILE1%</text:p>
      <text:p text:style-name="P7">%ANSCHRIFT-ZEILE2%</text:p>
      <text:p text:style-name="P7">%ANSCHRIFT-ZEILE3%</text:p>
      <text:p text:style-name="P7">%ANSCHRIFT-ZEILE4%</text:p>
      <text:p text:style-name="P7"/>
      <text:p text:style-name="P7"/>
      <text:p text:style-name="P3"/>
      <text:p text:style-name="P5">Tel 089/75 40 88 30</text:p>
      <text:p text:style-name="P5">Fax 089/75 40 88 33</text:p>
      <text:p text:style-name="P5">info@soprado.de</text:p>
      <text:p text:style-name="P5"/>
      <text:p text:style-name="P5"/>
      <text:p text:style-name="P5">%REDATUM% </text:p>
      <text:p text:style-name="P3"/>
      <text:p text:style-name="P3"/>
      <text:p text:style-name="P6"><text:span text:style-name="T1">R</text:span>echnung <text:span text:style-name="T2">%RENR%</text:span>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9">Leistung</text:p>
          </table:table-cell>
          <table:table-cell table:style-name="Table1.A1" office:value-type="string">
            <text:p text:style-name="P9">Einzelpreis</text:p>
          </table:table-cell>
          <table:table-cell table:style-name="Table1.A1" office:value-type="string">
            <text:p text:style-name="P9">Anzahl</text:p>
          </table:table-cell>
          <table:table-cell table:style-name="Table1.D1" office:value-type="string">
            <text:p text:style-name="P9">Gesamt</text:p>
          </table:table-cell>
        </table:table-row>
        <table:table-row>
          <table:table-cell table:style-name="Table1.A2" office:value-type="string">
            <text:p text:style-name="P12">MyraCache Bereitstellung %DOMAIN%</text:p>
            <text:p text:style-name="P12">%MONAT% je</text:p>
            <text:p text:style-name="P12">100.000 PI</text:p>
          </table:table-cell>
          <table:table-cell table:style-name="Table1.A2" office:value-type="string">
            <text:p text:style-name="P11">%EINHEITSPREIS%</text:p>
          </table:table-cell>
          <table:table-cell table:style-name="Table1.A2" office:value-type="string">
            <text:p text:style-name="P13">%ANZAHL%</text:p>
          </table:table-cell>
          <table:table-cell table:style-name="Table1.D2" office:value-type="string">
            <text:p text:style-name="P11">%NETTOMYRA% </text:p>
          </table:table-cell>
        </table:table-row>
        <table:table-row>
          <table:table-cell table:style-name="Table1.A2" office:value-type="string">
            <text:p text:style-name="P10">19% MwSt.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>%MWST% </text:p>
          </table:table-cell>
        </table:table-row>
        <table:table-row>
          <table:table-cell table:style-name="Table1.A2" office:value-type="string">
            <text:p text:style-name="P10">Gesam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4">%GESAMTSUMME% </text:p>
          </table:table-cell>
        </table:table-row>
      </table:table>
      <text:p text:style-name="P3"/>
      <text:p text:style-name="P3">Zahlungsziel: nach Rechnungseingang</text:p>
      <text:p text:style-name="P3"/>
      <text:p text:style-name="P3">Mit freundlichen Grüßen</text:p>
      <text:p text:style-name="P3"/>
      <text:p text:style-name="P3"/>
      <text:p text:style-name="P3">Sascha Schu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ndale Sans UI1" svg:font-family="'Andale Sans UI'"/>
    <style:font-face style:name="OpenSymbol" svg:font-family="OpenSymbol"/>
    <style:font-face style:name="Andale Sans UI" svg:font-family="'Andale Sans UI'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7.329cm"/>
          <style:tab-stop style:position="13.07cm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oprado GmbH<text:tab/>Steuernummer<text:tab/>Kontoverbindung:</text:p>
        <text:p text:style-name="MP1">Bavariafilmplatz 7<text:tab/>143/824/16206<text:tab/>Märkische Bank eG</text:p>
        <text:p text:style-name="MP1">82031 Grünwald<text:tab/>Amtsgericht München, <text:tab/>Konto 283 277 500<text:line-break/>Geschäftsführer: Sascha Schumann<text:tab/>HRB 161675<text:tab/>BLZ <text:s text:c="3"/>450 600 09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6-05-03T22:43:49</meta:creation-date>
    <dc:date>2011-06-22T13:11:09.89</dc:date>
    <meta:print-date>2011-04-01T15:11:57.50</meta:print-date>
    <dc:language>en-US</dc:language>
    <meta:editing-cycles>272</meta:editing-cycles>
    <meta:editing-duration>PT09H35M50S</meta:editing-duration>
    <dc:creator>Frank Döller</dc:creator>
    <meta:printed-by>Frank Döller</meta:printed-by>
    <meta:document-statistic meta:table-count="1" meta:image-count="0" meta:object-count="0" meta:page-count="1" meta:paragraph-count="31" meta:word-count="82" meta:character-count="648"/>
    <meta:user-defined meta:name="Info 1"/>
    <meta:user-defined meta:name="Info 2"/>
    <meta:user-defined meta:name="Info 3"/>
    <meta:user-defined meta:name="Info 4"/>
  </office:meta>
</office:document-meta>
</file>